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die Flower" svg:font-family="'Indie Flower'" style:font-pitch="variable"/>
    <style:font-face style:name="Raleway" svg:font-family="Raleway"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style:text-properties style:font-name="Raleway" fo:font-size="13pt" officeooo:rsid="00106940" officeooo:paragraph-rsid="000641b8" style:font-size-asian="13pt" style:font-size-complex="13pt"/>
    </style:style>
    <style:style style:name="P3" style:family="paragraph" style:parent-style-name="Standard">
      <style:paragraph-properties fo:line-height="150%"/>
      <style:text-properties style:font-name="Raleway" fo:font-size="13pt" officeooo:paragraph-rsid="000641b8" style:font-size-asian="13pt" style:font-size-complex="13pt"/>
    </style:style>
    <style:style style:name="P4" style:family="paragraph" style:parent-style-name="Standard">
      <style:paragraph-properties fo:line-height="150%"/>
      <style:text-properties style:font-name="Raleway" fo:font-size="13pt" officeooo:paragraph-rsid="001257ec" style:font-size-asian="13pt" style:font-size-complex="13pt"/>
    </style:style>
    <style:style style:name="P5" style:family="paragraph" style:parent-style-name="Standard">
      <style:paragraph-properties fo:line-height="150%"/>
      <style:text-properties style:font-name="Raleway" fo:font-size="13pt" officeooo:paragraph-rsid="0012d53e" style:font-size-asian="13pt" style:font-size-complex="13pt"/>
    </style:style>
    <style:style style:name="P6" style:family="paragraph" style:parent-style-name="Standard">
      <style:paragraph-properties fo:line-height="150%" fo:text-align="justify" style:justify-single-word="false"/>
      <style:text-properties style:font-name="Raleway" fo:font-size="13pt" officeooo:paragraph-rsid="0012d53e" style:font-size-asian="13pt" style:font-size-complex="13pt"/>
    </style:style>
    <style:style style:name="P7" style:family="paragraph" style:parent-style-name="Standard">
      <style:paragraph-properties fo:line-height="100%"/>
      <style:text-properties style:font-name="Raleway" fo:font-size="13pt" officeooo:paragraph-rsid="000cf1d4" style:font-size-asian="13pt" style:font-size-complex="13pt"/>
    </style:style>
    <style:style style:name="P8" style:family="paragraph" style:parent-style-name="Preformatted_20_Text">
      <style:text-properties style:font-name="Raleway" officeooo:paragraph-rsid="000641b8"/>
    </style:style>
    <style:style style:name="P9" style:family="paragraph" style:parent-style-name="Preformatted_20_Text">
      <style:text-properties style:font-name="Raleway" fo:font-size="12pt" fo:font-weight="bold" officeooo:paragraph-rsid="000641b8" style:font-size-asian="12pt" style:font-weight-asian="bold" style:font-size-complex="12pt" style:font-weight-complex="bold"/>
    </style:style>
    <style:style style:name="P10" style:family="paragraph" style:parent-style-name="Preformatted_20_Text">
      <style:paragraph-properties fo:line-height="150%" fo:text-align="justify" style:justify-single-word="false"/>
      <style:text-properties style:font-name="Raleway" fo:font-size="13pt" officeooo:paragraph-rsid="000641b8" style:font-size-asian="13pt" style:font-size-complex="13pt"/>
    </style:style>
    <style:style style:name="P11" style:family="paragraph" style:parent-style-name="Preformatted_20_Text">
      <style:paragraph-properties fo:line-height="150%" fo:text-align="justify" style:justify-single-word="false"/>
      <style:text-properties style:font-name="Raleway" fo:font-size="13pt" officeooo:paragraph-rsid="000799c9" style:font-size-asian="13pt" style:font-size-complex="13pt"/>
    </style:style>
    <style:style style:name="P12" style:family="paragraph" style:parent-style-name="Preformatted_20_Text">
      <style:paragraph-properties fo:line-height="150%"/>
      <style:text-properties style:font-name="Raleway" fo:font-size="13pt" officeooo:paragraph-rsid="000641b8" style:font-size-asian="13pt" style:font-size-complex="13pt"/>
    </style:style>
    <style:style style:name="P13" style:family="paragraph" style:parent-style-name="Preformatted_20_Text">
      <style:paragraph-properties fo:line-height="150%"/>
      <style:text-properties style:font-name="Raleway" fo:font-size="13pt" officeooo:paragraph-rsid="0012d53e" style:font-size-asian="13pt" style:font-size-complex="13pt"/>
    </style:style>
    <style:style style:name="P14" style:family="paragraph" style:parent-style-name="Preformatted_20_Text">
      <style:paragraph-properties fo:line-height="150%"/>
      <style:text-properties style:font-name="Raleway" fo:font-size="13pt" officeooo:paragraph-rsid="0013422f" style:font-size-asian="13pt" style:font-size-complex="13pt"/>
    </style:style>
    <style:style style:name="P15" style:family="paragraph" style:parent-style-name="Preformatted_20_Text">
      <style:paragraph-properties fo:line-height="150%"/>
      <style:text-properties style:font-name="Raleway" fo:font-size="13pt" officeooo:paragraph-rsid="0014b436" style:font-size-asian="13pt" style:font-size-complex="13pt"/>
    </style:style>
    <style:style style:name="P16" style:family="paragraph" style:parent-style-name="Preformatted_20_Text">
      <style:paragraph-properties fo:line-height="150%"/>
      <style:text-properties style:font-name="Raleway" fo:font-size="13pt" officeooo:paragraph-rsid="0016287d" style:font-size-asian="13pt" style:font-size-complex="13pt"/>
    </style:style>
    <style:style style:name="P17" style:family="paragraph" style:parent-style-name="Preformatted_20_Text">
      <style:paragraph-properties fo:line-height="100%"/>
      <style:text-properties style:font-name="Raleway" fo:font-size="13pt" officeooo:paragraph-rsid="000799c9" style:font-size-asian="13pt" style:font-size-complex="13pt"/>
    </style:style>
    <style:style style:name="P18" style:family="paragraph" style:parent-style-name="Preformatted_20_Text">
      <style:paragraph-properties fo:line-height="100%"/>
      <style:text-properties style:font-name="Raleway" fo:font-size="13pt" officeooo:paragraph-rsid="000641b8" style:font-size-asian="13pt" style:font-size-complex="13pt"/>
    </style:style>
    <style:style style:name="P19" style:family="paragraph" style:parent-style-name="Preformatted_20_Text">
      <style:paragraph-properties fo:line-height="150%"/>
      <style:text-properties style:font-name="Raleway" fo:font-size="13pt" fo:font-weight="bold" officeooo:paragraph-rsid="000641b8" style:font-size-asian="13pt" style:font-weight-asian="bold" style:font-size-complex="13pt" style:font-weight-complex="bold"/>
    </style:style>
    <style:style style:name="P20" style:family="paragraph" style:parent-style-name="Preformatted_20_Text">
      <style:paragraph-properties fo:line-height="150%"/>
      <style:text-properties style:font-name="Raleway" fo:font-size="13pt" fo:font-weight="bold" officeooo:rsid="0016287d" officeooo:paragraph-rsid="0016287d" style:font-size-asian="13pt" style:font-weight-asian="bold" style:font-size-complex="13pt" style:font-weight-complex="bold"/>
    </style:style>
    <style:style style:name="P21" style:family="paragraph" style:parent-style-name="Preformatted_20_Text">
      <style:paragraph-properties fo:line-height="100%"/>
      <style:text-properties style:font-name="Raleway" officeooo:rsid="000641b8" officeooo:paragraph-rsid="000641b8"/>
    </style:style>
    <style:style style:name="P22" style:family="paragraph" style:parent-style-name="Preformatted_20_Text">
      <style:paragraph-properties fo:line-height="100%"/>
      <style:text-properties style:font-name="Raleway" officeooo:paragraph-rsid="000641b8"/>
    </style:style>
    <style:style style:name="P23" style:family="paragraph" style:parent-style-name="Preformatted_20_Text">
      <style:paragraph-properties fo:line-height="100%"/>
      <style:text-properties fo:color="#eeeeee" style:font-name="Indie Flower" fo:font-size="40pt" fo:font-weight="bold" officeooo:rsid="000cf1d4" officeooo:paragraph-rsid="000cf1d4" style:font-size-asian="40pt" style:font-weight-asian="bold" style:font-size-complex="40pt" style:font-weight-complex="bold"/>
    </style:style>
    <style:style style:name="P24" style:family="paragraph" style:parent-style-name="Preformatted_20_Text">
      <style:paragraph-properties fo:line-height="150%"/>
      <style:text-properties fo:color="#eeeeee" style:font-name="Indie Flower" fo:font-size="40pt" fo:font-weight="bold" officeooo:rsid="0012d53e" officeooo:paragraph-rsid="0012d53e" style:font-size-asian="40pt" style:font-weight-asian="bold" style:font-size-complex="40pt" style:font-weight-complex="bold"/>
    </style:style>
    <style:style style:name="P25" style:family="paragraph" style:parent-style-name="Preformatted_20_Text">
      <style:paragraph-properties fo:line-height="150%"/>
      <style:text-properties fo:color="#eeeeee" style:font-name="Indie Flower" fo:font-size="40pt" fo:font-weight="bold" officeooo:rsid="0014b436" officeooo:paragraph-rsid="0014b436" style:font-size-asian="40pt" style:font-weight-asian="bold" style:font-size-complex="40pt" style:font-weight-complex="bold"/>
    </style:style>
    <style:style style:name="P26" style:family="paragraph" style:parent-style-name="Preformatted_20_Text">
      <style:paragraph-properties fo:line-height="150%"/>
      <style:text-properties fo:color="#eeeeee" style:font-name="Indie Flower" fo:font-size="32pt" officeooo:rsid="000799c9" officeooo:paragraph-rsid="0014b436" style:font-size-asian="32pt" style:font-size-complex="32pt"/>
    </style:style>
    <style:style style:name="P27" style:family="paragraph" style:parent-style-name="Preformatted_20_Text">
      <style:paragraph-properties fo:margin-top="0cm" fo:margin-bottom="0.499cm" loext:contextual-spacing="false" fo:line-height="150%"/>
      <style:text-properties style:font-name="Raleway" fo:font-size="13pt" officeooo:rsid="0016287d" officeooo:paragraph-rsid="0016287d" style:font-size-asian="13pt" style:font-size-complex="13pt"/>
    </style:style>
    <style:style style:name="P28" style:family="paragraph" style:parent-style-name="Preformatted_20_Text">
      <style:paragraph-properties fo:line-height="150%" fo:break-before="page"/>
      <style:text-properties style:font-name="Raleway" fo:font-size="13pt" officeooo:paragraph-rsid="0012d53e" style:font-size-asian="13pt" style:font-size-complex="13pt"/>
    </style:style>
    <style:style style:name="P29" style:family="paragraph" style:parent-style-name="Preformatted_20_Text">
      <style:paragraph-properties fo:line-height="150%" fo:break-before="page"/>
      <style:text-properties style:font-name="Raleway" fo:font-size="13pt" officeooo:paragraph-rsid="0013422f" style:font-size-asian="13pt" style:font-size-complex="13pt"/>
    </style:style>
    <style:style style:name="P30" style:family="paragraph" style:parent-style-name="Preformatted_20_Text">
      <style:paragraph-properties fo:line-height="150%" fo:break-before="page"/>
      <style:text-properties style:font-name="Raleway" fo:font-size="13pt" officeooo:paragraph-rsid="0014b436" style:font-size-asian="13pt" style:font-size-complex="13pt"/>
    </style:style>
    <style:style style:name="P31" style:family="paragraph" style:parent-style-name="Preformatted_20_Text">
      <style:paragraph-properties fo:line-height="100%" fo:break-before="page"/>
      <style:text-properties style:font-name="Raleway" fo:font-size="13pt" officeooo:paragraph-rsid="000cf1d4" style:font-size-asian="13pt" style:font-size-complex="13pt"/>
    </style:style>
    <style:style style:name="P32" style:family="paragraph" style:parent-style-name="Standard" style:master-page-name="Standard">
      <style:paragraph-properties fo:line-height="1.9cm" fo:text-align="start" style:justify-single-word="false" style:page-number="auto"/>
      <style:text-properties style:font-name="Raleway" officeooo:paragraph-rsid="000641b8"/>
    </style:style>
    <style:style style:name="P33" style:family="paragraph" style:parent-style-name="Standard" style:list-style-name="L3">
      <style:paragraph-properties fo:line-height="150%"/>
      <style:text-properties style:font-name="Raleway" fo:font-size="13pt" officeooo:paragraph-rsid="000641b8" style:font-size-asian="13pt" style:font-size-complex="13pt"/>
    </style:style>
    <style:style style:name="P34" style:family="paragraph" style:parent-style-name="Standard" style:list-style-name="L4">
      <style:paragraph-properties fo:line-height="150%"/>
      <style:text-properties style:font-name="Raleway" fo:font-size="13pt" officeooo:paragraph-rsid="000641b8" style:font-size-asian="13pt" style:font-size-complex="13pt"/>
    </style:style>
    <style:style style:name="P35" style:family="paragraph" style:parent-style-name="Standard" style:list-style-name="L5">
      <style:paragraph-properties fo:line-height="150%"/>
      <style:text-properties style:font-name="Raleway" fo:font-size="13pt" officeooo:paragraph-rsid="000641b8" style:font-size-asian="13pt" style:font-size-complex="13pt"/>
    </style:style>
    <style:style style:name="P36" style:family="paragraph" style:parent-style-name="Standard" style:list-style-name="L7">
      <style:paragraph-properties fo:line-height="150%"/>
      <style:text-properties style:font-name="Raleway" fo:font-size="13pt" officeooo:paragraph-rsid="0012d53e" style:font-size-asian="13pt" style:font-size-complex="13pt"/>
    </style:style>
    <style:style style:name="P37" style:family="paragraph" style:parent-style-name="Standard" style:list-style-name="L6">
      <style:paragraph-properties fo:line-height="150%"/>
      <style:text-properties style:font-name="Raleway" fo:font-size="13pt" officeooo:rsid="0011d4da" officeooo:paragraph-rsid="000641b8" style:font-size-asian="13pt" style:font-size-complex="13pt"/>
    </style:style>
    <style:style style:name="P38" style:family="paragraph" style:parent-style-name="Preformatted_20_Text" style:list-style-name="L1">
      <style:paragraph-properties fo:line-height="150%" fo:text-align="justify" style:justify-single-word="false"/>
      <style:text-properties officeooo:paragraph-rsid="0011ddea"/>
    </style:style>
    <style:style style:name="P39" style:family="paragraph" style:parent-style-name="Preformatted_20_Text" style:list-style-name="L8">
      <style:paragraph-properties fo:line-height="150%"/>
      <style:text-properties officeooo:paragraph-rsid="0013422f"/>
    </style:style>
    <style:style style:name="P40" style:family="paragraph" style:parent-style-name="Preformatted_20_Text" style:list-style-name="L2">
      <style:paragraph-properties fo:line-height="150%"/>
      <style:text-properties style:font-name="Raleway" fo:font-size="13pt" officeooo:paragraph-rsid="000641b8" style:font-size-asian="13pt" style:font-size-complex="13pt"/>
    </style:style>
    <style:style style:name="P41" style:family="paragraph" style:parent-style-name="Preformatted_20_Text" style:list-style-name="L8">
      <style:paragraph-properties fo:line-height="150%"/>
      <style:text-properties style:font-name="Raleway" fo:font-size="13pt" officeooo:paragraph-rsid="000641b8" style:font-size-asian="13pt" style:font-size-complex="13pt"/>
    </style:style>
    <style:style style:name="P42" style:family="paragraph" style:parent-style-name="Preformatted_20_Text" style:list-style-name="L9">
      <style:paragraph-properties fo:line-height="150%"/>
      <style:text-properties style:font-name="Raleway" fo:font-size="13pt" officeooo:paragraph-rsid="000641b8" style:font-size-asian="13pt" style:font-size-complex="13pt"/>
    </style:style>
    <style:style style:name="P43" style:family="paragraph" style:parent-style-name="Preformatted_20_Text">
      <style:paragraph-properties fo:line-height="150%" fo:text-align="justify" style:justify-single-word="false"/>
      <style:text-properties style:font-name="Raleway" fo:font-size="13pt" officeooo:paragraph-rsid="001d125b" style:font-size-asian="13pt" style:font-size-complex="13pt"/>
    </style:style>
    <style:style style:name="P44" style:family="paragraph" style:parent-style-name="Preformatted_20_Text">
      <style:paragraph-properties fo:line-height="150%"/>
      <style:text-properties style:font-name="Raleway" fo:font-size="13pt" officeooo:paragraph-rsid="001d7d85" style:font-size-asian="13pt" style:font-size-complex="13pt"/>
    </style:style>
    <style:style style:name="P45" style:family="paragraph" style:parent-style-name="Preformatted_20_Text">
      <style:paragraph-properties fo:line-height="150%"/>
      <style:text-properties style:font-name="Raleway" fo:font-size="13pt" officeooo:paragraph-rsid="001e3163" style:font-size-asian="13pt" style:font-size-complex="13pt"/>
    </style:style>
    <style:style style:name="P46" style:family="paragraph" style:parent-style-name="Preformatted_20_Text">
      <style:paragraph-properties fo:line-height="150%"/>
      <style:text-properties style:font-name="Raleway" fo:font-size="13pt" officeooo:paragraph-rsid="001fe9ee" style:font-size-asian="13pt" style:font-size-complex="13pt"/>
    </style:style>
    <style:style style:name="P47" style:family="paragraph" style:parent-style-name="Preformatted_20_Text">
      <style:paragraph-properties fo:line-height="150%"/>
      <style:text-properties style:font-name="Raleway" fo:font-size="13pt" officeooo:paragraph-rsid="00214775" style:font-size-asian="13pt" style:font-size-complex="13pt"/>
    </style:style>
    <style:style style:name="P48" style:family="paragraph" style:parent-style-name="Preformatted_20_Text">
      <style:paragraph-properties fo:line-height="150%" fo:text-align="justify" style:justify-single-word="false"/>
      <style:text-properties style:font-name="Raleway" fo:font-size="13pt" officeooo:rsid="001d7d85" officeooo:paragraph-rsid="0025a8fc" style:font-size-asian="13pt" style:font-size-complex="13pt"/>
    </style:style>
    <style:style style:name="P49" style:family="paragraph" style:parent-style-name="Preformatted_20_Text">
      <style:paragraph-properties fo:line-height="150%" fo:text-align="justify" style:justify-single-word="false"/>
      <style:text-properties style:font-name="Raleway" fo:font-size="13pt" fo:font-weight="normal" officeooo:rsid="001e3163" officeooo:paragraph-rsid="001e3163" style:font-size-asian="13pt" style:font-weight-asian="normal" style:font-size-complex="13pt" style:font-weight-complex="normal"/>
    </style:style>
    <style:style style:name="P50" style:family="paragraph" style:parent-style-name="Preformatted_20_Text">
      <style:paragraph-properties fo:line-height="150%" fo:text-align="justify" style:justify-single-word="false"/>
      <style:text-properties style:font-name="Raleway" fo:font-size="13pt" fo:font-weight="normal" officeooo:rsid="001e3163" officeooo:paragraph-rsid="0025a8fc" style:font-size-asian="13pt" style:font-weight-asian="normal" style:font-size-complex="13pt" style:font-weight-complex="normal"/>
    </style:style>
    <style:style style:name="P51" style:family="paragraph" style:parent-style-name="Preformatted_20_Text">
      <style:paragraph-properties fo:line-height="150%" fo:text-align="justify" style:justify-single-word="false"/>
      <style:text-properties style:font-name="Raleway" fo:font-size="13pt" fo:font-weight="normal" officeooo:rsid="001fe9ee" officeooo:paragraph-rsid="001fe9ee" style:font-size-asian="13pt" style:font-weight-asian="normal" style:font-size-complex="13pt" style:font-weight-complex="normal"/>
    </style:style>
    <style:style style:name="P52" style:family="paragraph" style:parent-style-name="Preformatted_20_Text">
      <style:paragraph-properties fo:line-height="150%" fo:text-align="justify" style:justify-single-word="false"/>
      <style:text-properties style:font-name="Raleway" fo:font-size="13pt" fo:font-weight="normal" officeooo:rsid="00214775" officeooo:paragraph-rsid="00214775" style:font-size-asian="13pt" style:font-weight-asian="normal" style:font-size-complex="13pt" style:font-weight-complex="normal"/>
    </style:style>
    <style:style style:name="P53" style:family="paragraph" style:parent-style-name="Preformatted_20_Text">
      <style:paragraph-properties fo:line-height="150%"/>
      <style:text-properties style:font-name="Raleway" fo:font-size="13pt" fo:font-weight="normal" officeooo:rsid="0025d5fe" officeooo:paragraph-rsid="001d7d85" style:font-size-asian="13pt" style:font-weight-asian="normal" style:font-size-complex="13pt" style:font-weight-complex="normal"/>
    </style:style>
    <style:style style:name="P54" style:family="paragraph" style:parent-style-name="Preformatted_20_Text">
      <style:paragraph-properties fo:line-height="150%" fo:text-align="justify" style:justify-single-word="false"/>
      <style:text-properties style:font-name="Raleway" fo:font-size="13pt" fo:font-weight="normal" officeooo:rsid="001e3163" officeooo:paragraph-rsid="002b256c" fo:background-color="transparent" style:font-size-asian="13pt" style:font-weight-asian="normal" style:font-size-complex="13pt" style:font-weight-complex="normal"/>
    </style:style>
    <style:style style:name="P55" style:family="paragraph" style:parent-style-name="Preformatted_20_Text">
      <style:paragraph-properties fo:line-height="150%" fo:text-align="justify" style:justify-single-word="false"/>
      <style:text-properties style:font-name="Raleway" fo:font-size="13pt" fo:font-weight="normal" officeooo:rsid="0022dab8" officeooo:paragraph-rsid="002b256c" fo:background-color="transparent" style:font-size-asian="13pt" style:font-weight-asian="normal" style:font-size-complex="13pt" style:font-weight-complex="normal"/>
    </style:style>
    <style:style style:name="P56" style:family="paragraph" style:parent-style-name="Preformatted_20_Text">
      <style:paragraph-properties fo:line-height="150%" fo:text-align="justify" style:justify-single-word="false"/>
      <style:text-properties style:font-name="Raleway" fo:font-size="13pt" fo:font-weight="normal" officeooo:rsid="00243951" officeooo:paragraph-rsid="002b256c" fo:background-color="transparent" style:font-size-asian="13pt" style:font-weight-asian="normal" style:font-size-complex="13pt" style:font-weight-complex="normal"/>
    </style:style>
    <style:style style:name="P57" style:family="paragraph" style:parent-style-name="Preformatted_20_Text">
      <style:paragraph-properties fo:line-height="150%" fo:text-align="justify" style:justify-single-word="false"/>
      <style:text-properties style:font-name="Raleway" fo:font-size="13pt" fo:font-weight="normal" officeooo:rsid="001fe9ee" officeooo:paragraph-rsid="002b256c" fo:background-color="transparent" style:font-size-asian="13pt" style:font-weight-asian="normal" style:font-size-complex="13pt" style:font-weight-complex="normal"/>
    </style:style>
    <style:style style:name="P58" style:family="paragraph" style:parent-style-name="Preformatted_20_Text">
      <style:paragraph-properties fo:line-height="150%" fo:text-align="justify" style:justify-single-word="false"/>
      <style:text-properties style:font-name="Raleway" fo:font-size="13pt" fo:font-weight="normal" officeooo:rsid="00214775" officeooo:paragraph-rsid="002b256c" fo:background-color="transparent" style:font-size-asian="13pt" style:font-weight-asian="normal" style:font-size-complex="13pt" style:font-weight-complex="normal"/>
    </style:style>
    <style:style style:name="P59" style:family="paragraph" style:parent-style-name="Preformatted_20_Text">
      <style:paragraph-properties fo:line-height="150%" fo:text-align="justify" style:justify-single-word="false"/>
      <style:text-properties style:font-name="Raleway" fo:font-size="13pt" officeooo:rsid="001d7d85" officeooo:paragraph-rsid="002b256c" fo:background-color="transparent" style:font-size-asian="13pt" style:font-size-complex="13pt"/>
    </style:style>
    <style:style style:name="P60" style:family="paragraph" style:parent-style-name="Preformatted_20_Text">
      <style:paragraph-properties fo:line-height="150%"/>
      <style:text-properties style:font-name="Raleway" fo:font-size="13pt" officeooo:paragraph-rsid="002b256c" fo:background-color="transparent" style:font-size-asian="13pt" style:font-size-complex="13pt"/>
    </style:style>
    <style:style style:name="P61" style:family="paragraph" style:parent-style-name="Preformatted_20_Text">
      <style:paragraph-properties fo:line-height="150%" fo:text-align="justify" style:justify-single-word="false"/>
      <style:text-properties style:font-name="Raleway" fo:font-size="13pt" officeooo:rsid="0024f162" officeooo:paragraph-rsid="002b256c" fo:background-color="transparent" style:font-size-asian="13pt" style:font-size-complex="13pt"/>
    </style:style>
    <style:style style:name="P62" style:family="paragraph" style:parent-style-name="Preformatted_20_Text">
      <style:paragraph-properties fo:line-height="150%" fo:text-align="justify" style:justify-single-word="false"/>
      <style:text-properties style:font-name="Raleway" fo:font-size="13pt" officeooo:rsid="00214775" officeooo:paragraph-rsid="002b256c" fo:background-color="transparent" style:font-size-asian="13pt" style:font-size-complex="13pt"/>
    </style:style>
    <style:style style:name="P63" style:family="paragraph" style:parent-style-name="Preformatted_20_Text">
      <style:paragraph-properties fo:line-height="150%" fo:break-before="page"/>
      <style:text-properties style:font-name="Raleway" fo:font-size="13pt" officeooo:rsid="00214775" officeooo:paragraph-rsid="002b256c" fo:background-color="transparent" style:font-size-asian="13pt" style:font-size-complex="13pt"/>
    </style:style>
    <style:style style:name="T1" style:family="text">
      <style:text-properties officeooo:rsid="000cca27"/>
    </style:style>
    <style:style style:name="T2" style:family="text">
      <style:text-properties officeooo:rsid="000ee9b6"/>
    </style:style>
    <style:style style:name="T3" style:family="text">
      <style:text-properties officeooo:rsid="00106940"/>
    </style:style>
    <style:style style:name="T4" style:family="text">
      <style:text-properties officeooo:rsid="0011dd49"/>
    </style:style>
    <style:style style:name="T5" style:family="text">
      <style:text-properties officeooo:rsid="0011d4da"/>
    </style:style>
    <style:style style:name="T6" style:family="text">
      <style:text-properties officeooo:rsid="000641b8"/>
    </style:style>
    <style:style style:name="T7" style:family="text">
      <style:text-properties style:font-name="Raleway" fo:font-size="13pt" style:font-size-asian="13pt" style:font-size-complex="13pt"/>
    </style:style>
    <style:style style:name="T8" style:family="text">
      <style:text-properties style:font-name="Raleway" fo:font-size="13pt" officeooo:rsid="000c5186" style:font-size-asian="13pt" style:font-size-complex="13pt"/>
    </style:style>
    <style:style style:name="T9" style:family="text">
      <style:text-properties style:font-name="Raleway" fo:font-size="13pt" officeooo:rsid="0013422f" style:font-size-asian="13pt" style:font-size-complex="13pt"/>
    </style:style>
    <style:style style:name="T10" style:family="text">
      <style:text-properties style:font-name="Raleway" fo:font-size="13pt" fo:font-weight="bold" style:font-size-asian="13pt" style:font-weight-asian="bold" style:font-size-complex="13pt" style:font-weight-complex="bold"/>
    </style:style>
    <style:style style:name="T11" style:family="text">
      <style:text-properties style:font-name="Indie Flower" fo:font-size="16pt" fo:font-weight="bold" officeooo:rsid="000641b8" style:font-size-asian="16pt" style:font-weight-asian="bold" style:font-size-complex="16pt" style:font-weight-complex="bold"/>
    </style:style>
    <style:style style:name="T12" style:family="text">
      <style:text-properties fo:color="#dddddd" style:font-name="Indie Flower" fo:font-size="32pt" officeooo:rsid="000799c9" style:font-size-asian="32pt" style:font-size-complex="32pt"/>
    </style:style>
    <style:style style:name="T13" style:family="text">
      <style:text-properties fo:font-size="16pt" fo:font-weight="bold" officeooo:rsid="000641b8" style:font-size-asian="16pt" style:font-weight-asian="bold" style:font-size-complex="16pt" style:font-weight-complex="bold"/>
    </style:style>
    <style:style style:name="T14" style:family="text">
      <style:text-properties fo:font-size="13pt" style:font-size-asian="13pt" style:font-size-complex="13pt"/>
    </style:style>
    <style:style style:name="T15" style:family="text">
      <style:text-properties fo:font-weight="bold" style:font-weight-asian="bold" style:font-weight-complex="bold"/>
    </style:style>
    <style:style style:name="T16" style:family="text">
      <style:text-properties fo:font-weight="bold" officeooo:rsid="000c5186" style:font-weight-asian="bold" style:font-weight-complex="bold"/>
    </style:style>
    <style:style style:name="T17" style:family="text">
      <style:text-properties fo:font-weight="bold" officeooo:rsid="000cf1d4" style:font-weight-asian="bold" style:font-weight-complex="bold"/>
    </style:style>
    <style:style style:name="T18" style:family="text">
      <style:text-properties fo:font-weight="bold" officeooo:rsid="0011ddea" style:font-weight-asian="bold" style:font-weight-complex="bold"/>
    </style:style>
    <style:style style:name="T19" style:family="text">
      <style:text-properties fo:font-weight="bold" officeooo:rsid="0011d4da" style:font-weight-asian="bold" style:font-weight-complex="bold"/>
    </style:style>
    <style:style style:name="T20" style:family="text">
      <style:text-properties fo:font-weight="bold" officeooo:rsid="0012d53e" style:font-weight-asian="bold" style:font-weight-complex="bold"/>
    </style:style>
    <style:style style:name="T21" style:family="text">
      <style:text-properties fo:font-weight="bold" officeooo:rsid="001641b6" style:font-weight-asian="bold" style:font-weight-complex="bold"/>
    </style:style>
    <style:style style:name="T22" style:family="text">
      <style:text-properties fo:font-weight="bold" officeooo:rsid="0019036c" style:font-weight-asian="bold" style:font-weight-complex="bold"/>
    </style:style>
    <style:style style:name="T23" style:family="text">
      <style:text-properties fo:font-weight="bold" officeooo:rsid="001d7d85" style:font-weight-asian="bold" style:font-weight-complex="bold"/>
    </style:style>
    <style:style style:name="T24" style:family="text">
      <style:text-properties fo:font-weight="bold" officeooo:rsid="001e3163" style:font-weight-asian="bold" style:font-weight-complex="bold"/>
    </style:style>
    <style:style style:name="T25" style:family="text">
      <style:text-properties fo:font-weight="bold" officeooo:rsid="001fe9ee" style:font-weight-asian="bold" style:font-weight-complex="bold"/>
    </style:style>
    <style:style style:name="T26" style:family="text">
      <style:text-properties fo:font-weight="bold" officeooo:rsid="00214775" style:font-weight-asian="bold" style:font-weight-complex="bold"/>
    </style:style>
    <style:style style:name="T27" style:family="text">
      <style:text-properties fo:font-weight="bold" officeooo:rsid="0023f563" style:font-weight-asian="bold" style:font-weight-complex="bold"/>
    </style:style>
    <style:style style:name="T28" style:family="text">
      <style:text-properties fo:font-weight="bold" officeooo:rsid="0029c95d" style:font-weight-asian="bold" style:font-weight-complex="bold"/>
    </style:style>
    <style:style style:name="T29" style:family="text">
      <style:text-properties fo:font-size="12pt" fo:font-weight="bold" style:font-size-asian="12pt" style:font-weight-asian="bold" style:font-size-complex="12pt" style:font-weight-complex="bold"/>
    </style:style>
    <style:style style:name="T30" style:family="text">
      <style:text-properties fo:font-size="12pt" fo:font-weight="bold" officeooo:rsid="000641b8" style:font-size-asian="12pt" style:font-weight-asian="bold" style:font-size-complex="12pt" style:font-weight-complex="bold"/>
    </style:style>
    <style:style style:name="T31" style:family="text">
      <style:text-properties officeooo:rsid="00096b66"/>
    </style:style>
    <style:style style:name="T32" style:family="text">
      <style:text-properties officeooo:rsid="000c5186"/>
    </style:style>
    <style:style style:name="T33" style:family="text">
      <style:text-properties fo:color="#eeeeee" style:font-name="Indie Flower" fo:font-size="40pt" officeooo:rsid="000799c9" style:font-size-asian="40pt" style:font-size-complex="40pt"/>
    </style:style>
    <style:style style:name="T34" style:family="text">
      <style:text-properties fo:color="#eeeeee" style:font-name="Indie Flower" fo:font-size="40pt" officeooo:rsid="000641b8" style:font-size-asian="40pt" style:font-size-complex="40pt"/>
    </style:style>
    <style:style style:name="T35" style:family="text">
      <style:text-properties fo:color="#eeeeee" style:font-name="Indie Flower" fo:font-size="40pt" fo:font-weight="bold" officeooo:rsid="000799c9" style:font-size-asian="40pt" style:font-weight-asian="bold" style:font-size-complex="40pt" style:font-weight-complex="bold"/>
    </style:style>
    <style:style style:name="T36" style:family="text">
      <style:text-properties fo:color="#eeeeee" style:font-name="Indie Flower" fo:font-size="40pt" fo:font-weight="bold" officeooo:rsid="000641b8" style:font-size-asian="40pt" style:font-weight-asian="bold" style:font-size-complex="40pt" style:font-weight-complex="bold"/>
    </style:style>
    <style:style style:name="T37" style:family="text">
      <style:text-properties fo:color="#eeeeee" style:font-name="Indie Flower" fo:font-size="40pt" fo:font-weight="bold" officeooo:rsid="000cf1d4" style:font-size-asian="40pt" style:font-weight-asian="bold" style:font-size-complex="40pt" style:font-weight-complex="bold"/>
    </style:style>
    <style:style style:name="T38" style:family="text">
      <style:text-properties fo:color="#eeeeee" style:font-name="Indie Flower" fo:font-size="40pt" fo:font-weight="bold" officeooo:rsid="0012d53e" style:font-size-asian="40pt" style:font-weight-asian="bold" style:font-size-complex="40pt" style:font-weight-complex="bold"/>
    </style:style>
    <style:style style:name="T39" style:family="text">
      <style:text-properties fo:color="#eeeeee" style:font-name="Indie Flower" fo:font-size="40pt" fo:font-weight="bold" officeooo:rsid="0014b436" style:font-size-asian="40pt" style:font-weight-asian="bold" style:font-size-complex="40pt" style:font-weight-complex="bold"/>
    </style:style>
    <style:style style:name="T40" style:family="text">
      <style:text-properties fo:color="#eeeeee" style:font-name="Indie Flower" fo:font-size="40pt" fo:font-weight="bold" officeooo:rsid="001d7d85" style:font-size-asian="40pt" style:font-weight-asian="bold" style:font-size-complex="40pt" style:font-weight-complex="bold"/>
    </style:style>
    <style:style style:name="T41" style:family="text">
      <style:text-properties fo:color="#eeeeee" style:font-name="Indie Flower" fo:font-size="32pt" officeooo:rsid="000799c9" style:font-size-asian="32pt" style:font-size-complex="32pt"/>
    </style:style>
    <style:style style:name="T42" style:family="text">
      <style:text-properties fo:color="#eeeeee" style:font-name="Indie Flower" fo:font-size="56pt" fo:font-weight="bold" officeooo:rsid="000641b8" style:font-size-asian="56pt" style:font-weight-asian="bold" style:font-size-complex="56pt" style:font-weight-complex="bold"/>
    </style:style>
    <style:style style:name="T43" style:family="text">
      <style:text-properties fo:color="#eeeeee" style:font-name="Indie Flower" fo:font-size="56pt" fo:font-weight="bold" officeooo:rsid="000eeb73" style:font-size-asian="56pt" style:font-weight-asian="bold" style:font-size-complex="56pt" style:font-weight-complex="bold"/>
    </style:style>
    <style:style style:name="T44" style:family="text">
      <style:text-properties officeooo:rsid="000efc8e"/>
    </style:style>
    <style:style style:name="T45" style:family="text">
      <style:text-properties officeooo:rsid="0011ddea"/>
    </style:style>
    <style:style style:name="T46" style:family="text">
      <style:text-properties officeooo:rsid="0012d53e"/>
    </style:style>
    <style:style style:name="T47" style:family="text">
      <style:text-properties fo:font-size="14pt" fo:font-weight="bold" style:font-size-asian="14pt" style:font-weight-asian="bold" style:font-size-complex="14pt" style:font-weight-complex="bold"/>
    </style:style>
    <style:style style:name="T48" style:family="text">
      <style:text-properties fo:font-size="14pt" fo:font-weight="bold" officeooo:rsid="0016287d" style:font-size-asian="14pt" style:font-weight-asian="bold" style:font-size-complex="14pt" style:font-weight-complex="bold"/>
    </style:style>
    <style:style style:name="T49" style:family="text">
      <style:text-properties fo:font-size="14pt" fo:font-weight="bold" officeooo:rsid="00180559" style:font-size-asian="14pt" style:font-weight-asian="bold" style:font-size-complex="14pt" style:font-weight-complex="bold"/>
    </style:style>
    <style:style style:name="T50" style:family="text">
      <style:text-properties fo:font-size="14pt" fo:font-weight="bold" officeooo:rsid="0019036c" style:font-size-asian="14pt" style:font-weight-asian="bold" style:font-size-complex="14pt" style:font-weight-complex="bold"/>
    </style:style>
    <style:style style:name="T51" style:family="text">
      <style:text-properties officeooo:rsid="0013422f"/>
    </style:style>
    <style:style style:name="T52" style:family="text">
      <style:text-properties officeooo:rsid="0014b436"/>
    </style:style>
    <style:style style:name="T53" style:family="text">
      <style:text-properties officeooo:rsid="0016287d"/>
    </style:style>
    <style:style style:name="T54" style:family="text">
      <style:text-properties officeooo:rsid="001641b6"/>
    </style:style>
    <style:style style:name="T55" style:family="text">
      <style:text-properties officeooo:rsid="001d125b"/>
    </style:style>
    <style:style style:name="T56" style:family="text">
      <style:text-properties officeooo:rsid="001e3163"/>
    </style:style>
    <style:style style:name="T57" style:family="text">
      <style:text-properties officeooo:rsid="001fe9ee"/>
    </style:style>
    <style:style style:name="T58" style:family="text">
      <style:text-properties officeooo:rsid="00224ae1"/>
    </style:style>
    <style:style style:name="T59" style:family="text">
      <style:text-properties officeooo:rsid="0023f563"/>
    </style:style>
    <style:style style:name="T60" style:family="text">
      <style:text-properties fo:font-weight="normal" style:font-weight-asian="normal" style:font-weight-complex="normal"/>
    </style:style>
    <style:style style:name="T61" style:family="text">
      <style:text-properties fo:font-weight="normal" officeooo:rsid="00224ae1" style:font-weight-asian="normal" style:font-weight-complex="normal"/>
    </style:style>
    <style:style style:name="T62" style:family="text">
      <style:text-properties fo:font-weight="normal" officeooo:rsid="0027e6f4" style:font-weight-asian="normal" style:font-weight-complex="normal"/>
    </style:style>
    <style:style style:name="T63" style:family="text">
      <style:text-properties fo:font-weight="normal" officeooo:rsid="002afab4" style:font-weight-asian="normal" style:font-weight-complex="normal"/>
    </style:style>
    <style:style style:name="T64" style:family="text">
      <style:text-properties fo:font-weight="normal" officeooo:rsid="0025b77c" style:font-weight-asian="normal" style:font-weight-complex="normal"/>
    </style:style>
    <style:style style:name="T65" style:family="text">
      <style:text-properties fo:font-weight="normal" officeooo:rsid="00214775" style:font-weight-asian="normal" style:font-weight-complex="normal"/>
    </style:style>
    <style:style style:name="T66" style:family="text">
      <style:text-properties fo:font-weight="normal" officeooo:rsid="0024f162" style:font-weight-asian="normal" style:font-weight-complex="normal"/>
    </style:style>
    <style:style style:name="T67" style:family="text">
      <style:text-properties fo:font-weight="normal" officeooo:rsid="0035d0e5" style:font-weight-asian="normal" style:font-weight-complex="normal"/>
    </style:style>
    <style:style style:name="T68" style:family="text">
      <style:text-properties fo:font-weight="normal" officeooo:rsid="002c05bd" style:font-weight-asian="normal" style:font-weight-complex="normal"/>
    </style:style>
    <style:style style:name="T69" style:family="text">
      <style:text-properties officeooo:rsid="0025a8fc"/>
    </style:style>
    <style:style style:name="T70" style:family="text">
      <style:text-properties officeooo:rsid="0027e6f4"/>
    </style:style>
    <style:style style:name="T71" style:family="text">
      <style:text-properties fo:font-style="italic" style:font-style-asian="italic" style:font-style-complex="italic"/>
    </style:style>
    <style:style style:name="T72" style:family="text">
      <style:text-properties officeooo:rsid="0027e6f4" fo:background-color="transparent" loext:char-shading-value="0"/>
    </style:style>
    <style:style style:name="T73" style:family="text">
      <style:text-properties officeooo:rsid="0020f8da"/>
    </style:style>
    <style:style style:name="T74" style:family="text">
      <style:text-properties officeooo:rsid="0022dab8"/>
    </style:style>
    <style:style style:name="T75" style:family="text">
      <style:text-properties officeooo:rsid="0023e977"/>
    </style:style>
    <style:style style:name="T76" style:family="text">
      <style:text-properties officeooo:rsid="0029c95d"/>
    </style:style>
    <style:style style:name="T77" style:family="text">
      <style:text-properties officeooo:rsid="002c05bd"/>
    </style:style>
    <style:style style:name="T78" style:family="text">
      <style:text-properties officeooo:rsid="0024f162"/>
    </style:style>
    <style:style style:name="T79" style:family="text">
      <style:text-properties officeooo:rsid="00243951"/>
    </style:style>
    <style:style style:name="T80" style:family="text">
      <style:text-properties officeooo:rsid="0034013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3">Die </text:span><text:span text:style-name="T11">ma‘lernen</text:span><text:span text:style-name="T13"> Werkstatt </text:span><text:span text:style-name="T42">KONZEPT &amp; </text:span><text:span text:style-name="T43">PROTOTYP</text:span></text:p>
      <text:p text:style-name="P21">Yaylas Wiese / Michael Schmidt, November 2016</text:p>
      <text:p text:style-name="P22"/>
      <text:p text:style-name="P9"><text:span text:style-name="T33">1</text:span><text:span text:style-name="T34">&gt;</text:span><text:span text:style-name="T6"> </text:span><text:span text:style-name="T14">In drei Sätzen</text:span></text:p>
      <text:p text:style-name="P8"/>
      <text:p text:style-name="P11"><text:span text:style-name="T15">Die ma'lernen Werkstatt</text:span> ermöglicht das Erstellen, Strukturieren, fortwährende Weiterentwickeln und Ad-hoc-Verändern von Lerninhalten <text:span text:style-name="T15">über verschiedene Medien</text:span> hinweg. Die Hauptmedien dabei sind: Print (PDF, Booklet), Web, eBook-Reader (epub3, Kindle) und Javascript basierte Lernspiele (Web, Android, iOS, Windows Phone). Vor allem die <text:span text:style-name="T15">Ad-Hoc-Veränderung von Inhalten</text:span> (auch von Spielen) ermöglicht eine enge Verzahnung mit dem täglichen Unterricht.</text:p>
      <text:p text:style-name="P12"/>
      <text:p text:style-name="P17"><text:span text:style-name="T35">2</text:span><text:span text:style-name="T36">&gt;</text:span><text:span text:style-name="T30"> </text:span><text:span text:style-name="T15">Die Grundidee</text:span></text:p>
      <text:p text:style-name="P18"><text:span text:style-name="T41">&gt;&gt;</text:span><text:span text:style-name="T12"> </text:span><text:span text:style-name="T29">Übersicht</text:span></text:p>
      <text:p text:style-name="P10">Ein lebendiger Unterricht braucht oft <text:span text:style-name="T15">maßgeschneiderte Inhalte</text:span> – vo<text:span text:style-name="T1">n Lehre­rInnen</text:span> selbst erstellt oder angepasst, oder sogar von den Schüler<text:span text:style-name="T31">Inne</text:span>n im Un­terricht oder zu Hause erarbeitet. Heutige Schüler suchen zudem einen <text:span text:style-name="T15">dyna­mischen Wechsel zwischen verschiedenen Medien</text:span>. Sie wollen die Welt ken­nen lernen wie sie ist: Voll von realen Menschen, Büchern, Computern und Smartphones. Zu den traditionellen Medien, dem direkten Gespräch, dem Übungsblatt und dem Schulbuch, kommen immer mehr das unmittelbare physi­sche Erleben (in die Hand nehmen), das Suchen und Lesen im Internet <text:s/>sowie das Spielen von Lerninhalten. <text:span text:style-name="T15">Spielende Kinder lernen viel.</text:span> Auch durch Video­<text:soft-page-break/>spiele können sie lernen. Zum Beispiel, wenn sie mit den Inhalten des Unter­richts spielen können.</text:p>
      <text:p text:style-name="P10">Hier stö<text:span text:style-name="T32">ß</text:span>t unsere Alltagsdidaktik schnell an Grenzen: Eine Lehrerin will ihren selbst erstellten Lernstoff mit den Kindern im Unterricht üben und sie dann die gleichen Inhalte auf einem Tablet spielen lassen. Das ist normalerweise nicht mit <text:span text:style-name="T32">„</text:span>ihrem<text:span text:style-name="T32">“</text:span> Lernstoff möglich, sondern sie muss den Lernstoff von vorhanden Spielen übernehmen. Diese lassen sich meist nicht <text:span text:style-name="T32">ausreichend </text:span>ändern oder an­passen. <text:span text:style-name="T32">Außerdem will d</text:span>ie Lehrerin auch den Eltern über das Internet einen Ein­blick in den Schulstoff geben. Das ist meist nur mit erheblichem Mehraufwand möglich.</text:p>
      <text:p text:style-name="P12"/>
      <text:p text:style-name="P43">Bei den Lerninhalten in der ma'Lernen Werkstatt ist das anders. Alle Lerninhalte sind dort in sog. <text:span text:style-name="T15">Ascii</text:span><text:span text:style-name="T18">d</text:span><text:span text:style-name="T15">oc-Dateien</text:span> erfasst. Asciidoc-Dateien sind gewöhnliche Textdateien, die man mit Bildern und <text:span text:style-name="T32">„</text:span>Anmerkungen<text:span text:style-name="T32">“</text:span> versehen kann. Zum Bei­spiel kann man <text:span text:style-name="T55">ein Bild einfügen oder anmerken, ein Wort gelb einzukreisen oder rot zu unterstreichen</text:span>. Und dann kommt die Magie der Werkstatt zum Zug: <text:span text:style-name="T15">Mit einem einzigen Befehl</text:span> lässt man diese Asciidoc-Datei mit allen Bildern und Anmerkungen übersetzen, <text:span text:style-name="T45">in</text:span></text:p>
      <text:list xml:id="list2961109457745591547" text:style-name="L1">
        <text:list-item>
          <text:p text:style-name="P38"><text:span text:style-name="T10">Web</text:span><text:span text:style-name="T7">: Text und Bilder sind </text:span><text:span text:style-name="T8">direkt </text:span><text:span text:style-name="T7">mit den richtigen Markierungen auf der Internetseite sichtbar</text:span><text:span text:style-name="T8">:</text:span></text:p>
        </text:list-item>
      </text:list>
      <text:list xml:id="list6251749228517341558" text:style-name="L2">
        <text:list-item>
          <text:p text:style-name="P40"><text:span text:style-name="T15">PDF</text:span>: Eine druckbereite PDF-Datei liegt zum Herunterladen bereit, auch eine zweite Version, <text:span text:style-name="T45">bei der</text:span> die Seiten so angeordnet sind, dass sie sich direkt als Booklet ausdrucken lassen,</text:p>
        </text:list-item>
        <text:list-item>
          <text:p text:style-name="P40"><text:span text:style-name="T15">eBook</text:span>: Eine Datei für alle gängigen eBook-Reader und eine für Kindle-Reader liegen auch zum Herunterladen bereit,</text:p>
        </text:list-item>
        <text:list-item>
          <text:p text:style-name="P40"><text:span text:style-name="T16">Web-</text:span><text:span text:style-name="T15">Spiel</text:span>: Das mit der Asciidoc-Datei verbundene Spiel erhält automa­tisch den geänderten oder neuen Inhalt. Das Spiel lässt sich direkt auf der Webseite spielen, oder ...</text:p>
        </text:list-item>
        <text:list-item>
          <text:p text:style-name="P40"><text:span text:style-name="T15">Android, iOS, Windows Phone</text:span>: ... als native App von der Webseite herun­terladen und <text:span text:style-name="T32">auf Smartphone oder Tablet </text:span>installieren.</text:p>
        </text:list-item>
      </text:list>
      <text:p text:style-name="P12"><text:soft-page-break/></text:p>
      <text:p text:style-name="P10">Die Spiele selbst können auf dem <text:span text:style-name="T15">Computer-Spielplatz</text:span> verändert, umpro­grammiert oder ganz neu geschrieben werden. Jedes Spiel kann auf alle Daten der zugehörigen Asciidoc-Datei zugreifen und damit <text:span text:style-name="T1">frei kreativ weiterarbeiten. </text:span>Der Computerspielplatz basiert auf dem <text:span text:style-name="T15">Programmiersystem der Khan Academy (khanacademy.com)</text:span> und ist kompatibel mit den Programmen, die dort erstellt werden. Nur kann <text:span text:style-name="T44">man auf dem </text:span>Computerspielplatz anders als <text:span text:style-name="T44">bei der </text:span>Khan-Academy frei <text:span text:style-name="T15">eigene Bilder und Sounds hinzufügen</text:span>, z.B. im Unterricht fotografierte Gegenstände.</text:p>
      <text:p text:style-name="P10"/>
      <text:p text:style-name="P23"/>
      <text:p text:style-name="P31"><text:span text:style-name="T37">3</text:span><text:span text:style-name="T36">&gt;</text:span><text:span text:style-name="T30"> </text:span><text:span text:style-name="T17">Integration in ein bestehendes pädagogisches Konzept</text:span></text:p>
      <text:p text:style-name="P7"><text:span text:style-name="T41">&gt;&gt;</text:span><text:span text:style-name="T15">Ausgangslage</text:span></text:p>
      <text:p text:style-name="P3">Als Schüler erlebe ich nach tradierten Konventionen abgehaltene Unterrichtssi­tuationen so:</text:p>
      <text:list xml:id="list7657819425852958339" text:style-name="L3">
        <text:list-item>
          <text:p text:style-name="P33">Ich muss lange warten, bis ich persönlich mit dem Lehrer kommunizieren kann.</text:p>
        </text:list-item>
        <text:list-item>
          <text:p text:style-name="P33">Wenn ich dran bin, stehe ich unter Zeitdruck, meist bleiben nur wenige Sekunden.</text:p>
        </text:list-item>
        <text:list-item>
          <text:p text:style-name="P33">Ich möchte einen guten Eindruck machen und hoffe, dass ich keine Fehler mache.</text:p>
        </text:list-item>
        <text:list-item>
          <text:p text:style-name="P33">Ich sorge mich, vor den Mitschülern lächerlich zu erscheinen.</text:p>
        </text:list-item>
        <text:list-item>
          <text:p text:style-name="P33">Ich bemühe mich, alle Aufgaben so zu erledigen, dass ich mir keine Blöße geben muss.</text:p>
        </text:list-item>
        <text:list-item>
          <text:p text:style-name="P33"><text:span text:style-name="T1">Kontakt mit l</text:span>itera<text:span text:style-name="T1">r</text:span>isc<text:span text:style-name="T2">hen</text:span>, komplexe<text:span text:style-name="T1">n Texten findet zu wenig statt, und ich darf sie mir nicht selbst aussuchen.</text:span></text:p>
        </text:list-item>
      </text:list>
      <text:p text:style-name="P3"/>
      <text:p text:style-name="P3">Gut klar kommen Schüler, die…</text:p>
      <text:list xml:id="list6803990866984397952" text:style-name="L4">
        <text:list-item>
          <text:p text:style-name="P34">schnell Antworten auf Fragen des Lehrers finden,</text:p>
        </text:list-item>
        <text:list-item>
          <text:p text:style-name="P34">in Gedanken von den Fragen anderer profitieren können,</text:p>
        </text:list-item>
        <text:list-item>
          <text:p text:style-name="P34">im Privatleben viel Gelegenheit für individuelle direkte Kommunikation ha­ben,</text:p>
        </text:list-item>
        <text:list-item>
          <text:p text:style-name="P34">ihren Bewegungsdrang außerhalb von Schule ausleben können,</text:p>
        </text:list-item>
        <text:list-item>
          <text:p text:style-name="P34">im privaten Leben ausreichend selbstbestimmt spielen und lernen kön­nen,</text:p>
        </text:list-item>
        <text:list-item>
          <text:p text:style-name="P34">im privaten Leben Zugang zur Welt der Bücher/Buchsprache finden,</text:p>
        </text:list-item>
        <text:list-item>
          <text:p text:style-name="P34">den schulischen Lernstoff im privaten Lernleben nutzbar machen können.</text:p>
        </text:list-item>
      </text:list>
      <text:p text:style-name="P3"/>
      <text:p text:style-name="P3"><text:soft-page-break/>Klassische Unterrichtssituationen bringen oft mit sich:</text:p>
      <text:list xml:id="list4620619677555966424" text:style-name="L5">
        <text:list-item>
          <text:p text:style-name="P35">Der Lehrer spricht thematisch „das Mittelfeld“ der Klasse an.</text:p>
        </text:list-item>
        <text:list-item>
          <text:p text:style-name="P35">Schüler mit großem Wissensdrang und langsame Lerner klinken sich leicht aus.</text:p>
        </text:list-item>
        <text:list-item>
          <text:p text:style-name="P35">Schüler lernen in „Als-Ob-Situationen“ in der Rolle des Aufgabenerfüllers.</text:p>
        </text:list-item>
        <text:list-item>
          <text:p text:style-name="P35">Sachorientierte Motivation und dynamische Lernentwicklung werden eher ausgebremst und durch das Phänomen „Lehrerlob“ ersetzt.</text:p>
        </text:list-item>
        <text:list-item>
          <text:p text:style-name="P35">Schüler leisten Aufgaben ab und vergessen anschließend schnell das Ge­lernte.</text:p>
        </text:list-item>
      </text:list>
      <text:p text:style-name="P3"/>
      <text:p text:style-name="P4"><text:span text:style-name="T41">&gt;&gt; </text:span><text:span text:style-name="T15">„Gemeinsames Aktivlernen“ nach Anne Peters</text:span></text:p>
      <text:p text:style-name="P5"><text:span text:style-name="T5">In 30jähriger Berufspraxis als Lehrerin und Lerncoach entwickelte Anne Peters ein dynamisches Lernkonzept für heterogene Lerngruppen, das je­der von 9 bis 99 erlernen kann, Laien wie Profis. </text:span>Lernen erfolgt <text:span text:style-name="T55">dabei </text:span>in 5 Stufen:</text:p>
      <text:p text:style-name="P5"/>
      <text:p text:style-name="P5">1. Beobachten,</text:p>
      <text:p text:style-name="P5">2. Einüben,</text:p>
      <text:p text:style-name="P5">3. Können und den Flow genießen,</text:p>
      <text:p text:style-name="P5">4. Weitergeben,</text:p>
      <text:p text:style-name="P5">5. Anwenden und Transfer leisten.</text:p>
      <text:p text:style-name="P5"/>
      <text:p text:style-name="P6">Ich eigne mir <text:span text:style-name="T15">im eigenen Tempo</text:span> Lernstoff aktiv an und kann mich dabei auf die Assistenz durch Lehrer und Mitlernende verlassen. Umgekehrt übernehme ich <text:span text:style-name="T15">Verantwortung für die Mitlernenden</text:span>: Was ich gelernt habe, bringe ich ande­ren bei und vertiefe so mein Verständnis. <text:span text:style-name="T46">Ich erhalte, entdecke und entwickele selbst vielfältige Möglichkeiten, mit den Lerninhalten zu spielen, sie in unter­schiedlichen Zusammenhängen anzuwenden. Den Zugang zur komplexen Buchsprache finde ich wie nebenbei und intuitiv mithilfe der 10 kleinen Sprach­</text:span><text:soft-page-break/><text:span text:style-name="T46">experten. (Umsetzung des sprachdidaktischen Ansatzes „Focus on Form“) </text:span>Jeder Lernende (einschließlich Lehrer) erlebt sich selbstwirksam in einem dynami­schen Lernprozess, der <text:span text:style-name="T4">die psychische Widerstandskraft (</text:span>Resili­enz<text:span text:style-name="T4">)</text:span> stär<text:span text:style-name="T1">k</text:span>t und Glücksgefühle auslöst. <text:span text:style-name="T5">(</text:span>Beziehungspädagogik<text:span text:style-name="T5">) Alle vorhandenen Medien kann ich kreativ in meinen Lernprozess einbe­ziehen und mit anderen teilen.</text:span></text:p>
      <text:p text:style-name="P5"><text:span text:style-name="T41">&gt;&gt; </text:span><text:span text:style-name="T15">Notwendigkeit de</text:span><text:span text:style-name="T19">r </text:span><text:span text:style-name="T20">ma‘lernen </text:span><text:span text:style-name="T19">Werkstatt</text:span></text:p>
      <text:list xml:id="list3305755543352627066" text:style-name="L6">
        <text:list-item>
          <text:p text:style-name="P37">Neues Lernverhalten stellt sich nicht spontan „auf Knopfdruck“ ein, da wir alle intuitiv eher auf tradierte Verhaltens- und Beziehungsmuster zurück­greifen.</text:p>
        </text:list-item>
        <text:list-item>
          <text:p text:style-name="P37">Auch das Lernmaterial muss daher dem Aspekt selbst<text:span text:style-name="T4">wirksames</text:span> Lernen in einer Beziehung auf Augenhöhe Rechnung tragen.</text:p>
        </text:list-item>
        <text:list-item>
          <text:p text:style-name="P37">Unsere vielfältigen, fachdidaktisch fundierten Lernangebote stehen daher in unterschiedlichen Variationen zur Verfügung. </text:p>
        </text:list-item>
        <text:list-item>
          <text:p text:style-name="P37">Sie bieten die Möglichkeit, ein eingängiges Anwendungs-Prinzip zu ver­stehen und damit dann selbst aktiv zu experimentieren.</text:p>
        </text:list-item>
        <text:list-item>
          <text:p text:style-name="P37">Die Lernenden wählen die gewünschten Medien: <text:span text:style-name="T3">V</text:span>om Tuschkasten bis zum Smartphone ist alles möglich und sinnvoll einsetzbar.</text:p>
        </text:list-item>
        <text:list-item>
          <text:p text:style-name="P37">Die <text:span text:style-name="T46">ma‘lernen </text:span>Werkstatt stellt das Instrument dar, mit dem dieses kreative, entdeckende und selbst<text:span text:style-name="T2">wirksame</text:span> Lernen allein wie auch mit Freunden gemeinsam möglich wird.</text:p>
        </text:list-item>
        <text:list-item>
          <text:p text:style-name="P37">LehrerInnen verlieren die Scheu vor der Einbeziehung neuer Medien im Unterricht. SchülerInnen können ihre Affinität zu diesen Medien ausleben, ohne in den Widerspruch zu schulischen Verboten zu geraten. So entsteht eine Beziehung auf Augenhöhe, die auch das soziale Klima für Lehrer wie Schüler entspannen hilft.</text:p>
        </text:list-item>
      </text:list>
      <text:p text:style-name="P5"><text:span text:style-name="T41">&gt;&gt; </text:span><text:span text:style-name="T15">Einbindung in den größeren Zusammenhang</text:span></text:p>
      <text:p text:style-name="P5"><text:soft-page-break/>Die praktische Verbreitung des Lernkonzeptes erfolgt auf drei Standbeinen:</text:p>
      <text:list xml:id="list7445482714014688536" text:style-name="L7">
        <text:list-item>
          <text:p text:style-name="P36">Praxisarbeit in Lerngruppen, Schulklassen, auch für Kinder nach der Flucht, Sonntagsakademie.</text:p>
        </text:list-item>
        <text:list-item>
          <text:p text:style-name="P36">„<text:span text:style-name="T46">m</text:span>a'lernen“ - Aufbau einer Anschauungslernplattform für die Lernstufen 1, 2, 3 zu 5 Lernbereichen mit hunderten von Anschauun<text:span text:style-name="T1">g</text:span>svideos von Kin­dern für Kinder.</text:p>
        </text:list-item>
        <text:list-item>
          <text:p text:style-name="P36">„<text:span text:style-name="T46">ma‘lernen Werkstatt</text:span>“ - das vorliegende Projekt.</text:p>
        </text:list-item>
      </text:list>
      <text:p text:style-name="P12"/>
      <text:p text:style-name="P24"/>
      <text:p text:style-name="P28"><text:span text:style-name="T38">4</text:span><text:span text:style-name="T36">&gt; </text:span><text:span text:style-name="T47">Entwicklungsmöglichkeiten</text:span></text:p>
      <text:p text:style-name="P12">Auf jeder der folgenden Stufen kann das Yaylas Wiese Team Unterstützung</text:p>
      <text:p text:style-name="P12">leisten.</text:p>
      <text:p text:style-name="P13"><text:span text:style-name="T41">&gt;&gt; </text:span><text:span text:style-name="T15">STUFE 1: Die Werkstatt verwenden</text:span></text:p>
      <text:p text:style-name="P10">Die ma'Lernen Werkstatt kann von einem kleinen Team von LehrerInnen direkt eingesetzt werden. Es greift einfach auf die vorhandenen Lerninhalte auf ihrer ei­genen ma'lernen-Werkstatt-Webseite (10 Sprachexperten, Mathematikus &amp; Lite­rarikus, u.a....) zu. Es kann Lern-Inhalte verändern und eigene, schülergenerierte Bilder und Sounds zu den Spielen hinzufügen. Die vorhandenen Lerninhalte können weiterentwickelt und ergänzt werden.</text:p>
      <text:p text:style-name="P13"><text:span text:style-name="T41">&gt;&gt; </text:span><text:span text:style-name="T15">STUFE 2: Die Werkstatt erweitern</text:span></text:p>
      <text:p text:style-name="P10">Ein kleines Team von LehrerInnen (und SchülerInnen) erstellt eigene Lerninhalte, neue Kategorien für die Werkstatt und tauscht sie untereinander aus. Sie passen vorhandene Spiele für ihre Zwecke an. SchülerInnen können dabei in einem begleitenden Programmierkurs Einblick in die Programmierung von Spielen bekommen.</text:p>
      <text:p text:style-name="P13"><text:span text:style-name="T41">&gt;&gt; </text:span><text:span text:style-name="T15">STUFE 3: Die Werkstatt übernehmen</text:span></text:p>
      <text:p text:style-name="P10">Ein Kernteam von LehrerInnen und SchülerInnen entwickelt neue Kategorien und neue Spiele, die andere LehrerInnen im Umfeld für ihren Unterricht nutzen können. Sie erkunden dabei, was LehrerInnen außerhalb des Kernteams für ih­ren Unterricht brauchen und richten die Werkstatt darauf aus. So entsteht ein <text:soft-page-break/>immer größerer Fundus an individuellen, medienübergreifenden Inhalten, die Ad-Hoc, auch im Unterricht angepasst werden können. Ältere SchülerInnen kön­nen zum Beispiel für jüngere Lernspiele entwickeln. Die älteren haben dabei die Freude, etwas Neues, Spannendes zu <text:span text:style-name="T55">entwickeln</text:span>, zum Beispiel Smartphone-Apps, und sehen, wie sie von anderen SchülerInnen genutzt werden. Die jüngeren spielen Spiele, die von <text:span text:style-name="T55">ihnen bekannten </text:span>SchülerInnen programmiert wurden, die sie kennen und bekommen so Vertrauen, dass sie das selbst einmal können werden.</text:p>
      <text:p text:style-name="P13"><text:span text:style-name="T41">&gt;&gt; </text:span><text:span text:style-name="T15">STUFE 4: Die Werkstatt weitergeben</text:span></text:p>
      <text:p text:style-name="P10">Die Erfahrungen, die beim Aufbau einer Werkstatt gemacht werden, können SchülerInnen als eine Praxisarbeit an andere Schulen weitergeben.</text:p>
      <text:p text:style-name="P12"/>
      <text:p text:style-name="P44"><text:span text:style-name="T39"/></text:p>
      <text:p text:style-name="P63"><text:span text:style-name="T39">5</text:span><text:span text:style-name="T36">&gt;</text:span><text:span text:style-name="T41"> </text:span><text:span text:style-name="T22">Wirtschaftlichkeit</text:span></text:p>
      <text:p text:style-name="P59">Die Wirtschaftlichkeit der ma‘lernen Werkstatt ergibt sich aus dem Auflösen oder We<text:span text:style-name="T56">g</text:span>räumen von Barrieren in Schule und Unterricht. <text:span text:style-name="T73">Sie bietet das Potential, Technik und Unterricht auf eine menschliche, spielerische Weise miteinander zu verbinden.</text:span></text:p>
      <text:p text:style-name="P60"><text:span text:style-name="T41">&gt;&gt; </text:span><text:span text:style-name="T23">BARRIERE 1</text:span><text:span text:style-name="T15">: </text:span><text:span text:style-name="T24">Eigene Lerngeschwindigkeit ermöglichen</text:span></text:p>
      <text:p text:style-name="P54">SchülerInnen müssen sich oft an die Geschwindigkeit des Unterrichts anpassen, das führt <text:span text:style-name="T69">bei einigen </text:span>zu Überlastung, <text:span text:style-name="T69">bei anderen,</text:span> oft noch schlimmer, <text:span text:style-name="T69">zu </text:span>Langeweile. Der natürliche Lerntrieb von Schülern wird <text:span text:style-name="T69">auf diese Weise häufig</text:span> gehemmt. <text:span text:style-name="T74">Das Lernen des gleichen Stoffes über verschiedene Medien bietet die Chance, auf unterschiedliche Lernbedürfnisse einzugehen und dafür die Eigenarten der jeweiligen Medien zu nutzen.</text:span></text:p>
      <text:p text:style-name="P54"/>
      <text:p text:style-name="P55"><text:span text:style-name="T75">Zum Beispiel ist n</text:span>ichts und niemand mit einem Schüler geduldiger und übt weniger Druck aus als ein Computer. Er wird nicht böse, <text:span text:style-name="T76">nicht einmal </text:span>wenn man sich <text:span text:style-name="T77">einfach </text:span>abwendet oder ihn ein paar Tage links liegen lässt. <text:span text:style-name="T75">LehrerInnen und SchülerInnen können lernen, sich das für ihre persönliche Lern-Situation am besten geeignete Medium auszuwählen.</text:span></text:p>
      <text:p text:style-name="P60"><text:span text:style-name="T41">&gt;&gt; </text:span><text:span text:style-name="T23">BARRIERE </text:span><text:span text:style-name="T24">2</text:span><text:span text:style-name="T15">: </text:span><text:span text:style-name="T24">Verbindung zum Leben</text:span></text:p>
      <text:p text:style-name="P54">Schüler suchen in allem, was sie lernen, instinktiv die Verbindung mit dem Leben. Falls sie diese nicht finden, dann gehen sie in den Modus: „Auswendig-Lernen“, „Irgendwie-Durchkommen“ oder „De<text:span text:style-name="T57">m</text:span>-Lehrer-zuliebe-Lernen“. Das macht, dass sich Schulstoff in ihnen mit nichts anderem verbindet. Er wird <text:span text:style-name="T70">im </text:span><text:soft-page-break/><text:span text:style-name="T70">Bewusstsein </text:span>als <text:span text:style-name="T57">Fremdkörper, als </text:span>Ballast mitgeschleppt und bei nächster Gelegenheit durch Vergessen „entsorgt“. </text:p>
      <text:p text:style-name="P56">Eine Verbindung mit dem Leben <text:span text:style-name="T76">ist </text:span>immer dann <text:span text:style-name="T76">vorhanden</text:span>, wenn SchülerInnen angstfrei und mit deutlichen, kraftvollen Erlebnissen lernen. Wenn <text:span text:style-name="T24">Neugier</text:span><text:span text:style-name="T56"> und </text:span><text:span text:style-name="T24">Fantasie </text:span><text:span text:style-name="T56">wach sind, </text:span>wenn<text:span text:style-name="T56"> die SchülerInnen </text:span><text:span text:style-name="T24">geistesgegenwärtig</text:span><text:span text:style-name="T56"> sind und im Augenblick auf </text:span>Impulse<text:span text:style-name="T56"> </text:span><text:span text:style-name="T28">in p</text:span><text:span text:style-name="T24">raktisch</text:span><text:span text:style-name="T28">er Weise</text:span><text:span text:style-name="T24"> reagieren</text:span><text:span text:style-name="T56">. So Gelerntes wird nicht einfach wieder vergessen. Dies geschieht oft in statuslosen Gesprächen, wo sich Mensch und Mensch begegnen, durch gute Buchtexte und auch bei Videospielen. Nichts ist wirtschaftlicher als eine solche Art des Lernens.</text:span></text:p>
      <text:p text:style-name="P60"><text:span text:style-name="T41">&gt;&gt; </text:span><text:span text:style-name="T23">BARRIERE </text:span><text:span text:style-name="T25">3</text:span><text:span text:style-name="T15">: </text:span><text:span text:style-name="T25">Technikangst der LehrerInnen</text:span></text:p>
      <text:p text:style-name="P57">Viele LehrerInnen haben bewusst oder unbewusst eine Angst vor Technik. Oft zeigt sie sich durch eine Ablehnung <text:span text:style-name="T70">derselben</text:span>. Bei Schülern kommt dies fast nicht vor, und wenn, dann ist sie von Erwachsenen übernommen. Sie spielen mit Technik, <text:span text:style-name="T76">und </text:span>nicht nur Videospiele. Sie bauen damit, malen, kommunizieren, programmieren – mit Neugier, Geistesgegenwart, wacher Fantasie und Praktikabilität. Ein solcher Umgang mit Technik gibt Kraft, statt sie zu nehmen. </text:p>
      <text:p text:style-name="P57"/>
      <text:p text:style-name="P57">Über die ma‘lernen Werkstatt ist für Lehrer die Möglichkeit gegeben, mit ihrem <text:span text:style-name="T70">eigenen</text:span> Lernstoff der Technik näher zu kommen. Die Werkstatt ist „offen“ programmiert, d.h. man kann überall „unter die Haube“ schauen, wie etwas gemacht wird und auch eingreifen, <text:span text:style-name="T70">verändern, umbauen – sei es ein einfacher Text oder ein ganzes Spiel</text:span>. Und die Technik ist viel simpler als man sich das vorstellt, wenn man noch nichts darüber weiß. </text:p>
      <text:p text:style-name="P57"/>
      <text:p text:style-name="P57">Eine LehrerIn, die den Mut hat und sich aufmacht, dieses <text:span text:style-name="T78">für sie noch unbekannte </text:span>Gebiet <text:span text:style-name="T79">zu betreten, wird nicht nur eine fachliche Bereicherung entdecken: Auch die Beziehung zu den SchülerInnen, die ihr im Umgang mit der Technik sogar gern helfen, wird sich positiv verändern. Es schenkt den </text:span><text:soft-page-break/><text:span text:style-name="T79">SchülerInnen Vertrauen ins Leben, wenn wir Erwachsenen uns gemeinsam mit ihnen auf einen Lernweg begeben und dabei die Interessen und Impulse der jungen Generation aufgreifen.</text:span></text:p>
      <text:p text:style-name="P60"><text:span text:style-name="T41">&gt;&gt; </text:span><text:span text:style-name="T23">BARRIERE </text:span><text:span text:style-name="T25">4</text:span><text:span text:style-name="T15">: </text:span><text:span text:style-name="T26">Schulstoff als Muss</text:span></text:p>
      <text:p text:style-name="P58">Heute gibt es i<text:span text:style-name="T70">m</text:span> Unterricht viele Inhalte, die gelernt werden <text:span text:style-name="T71">müssen</text:span>. Was man machen muss, was man nicht freiwillig aus sich heraus tun kann, <text:span text:style-name="T78">dem schenkt man weniger </text:span>Kraft. Das ist ineffizient. Wenn ich aber etwas, was ich machen muss, in etwas verwandeln kann, was ich machen darf, dann kann ich dem entgehen, und mich trotzdem mit dem geforderten Stoff beschäftigen.</text:p>
      <text:p text:style-name="P58"/>
      <text:p text:style-name="P58">Ich kann zum Beispiel ein Videospiel damit programmieren. Oder, was in der Praxis häufiger vorkommen wird, ein vorhandenes nehmen und umbauen. Auch <text:span text:style-name="T80">durch ein Spiel, das</text:span> ein Mitschüler programmiert hat, habe <text:span text:style-name="T70">ich </text:span>ganz andere Möglichkeiten, mi<text:span text:style-name="T70">ch</text:span> <text:span text:style-name="T80">mit dem Lernstoff </text:span>zu verbinden, als wenn e<text:span text:style-name="T80">r</text:span> direkt aus dem Lehrplan in mein Schulheft <text:span text:style-name="T77">kommt</text:span>.</text:p>
      <text:p text:style-name="P60"><text:span text:style-name="T41">&gt;&gt; </text:span><text:span text:style-name="T23">BARRIERE </text:span><text:span text:style-name="T27">5</text:span><text:span text:style-name="T15">: </text:span><text:span text:style-name="T26">Die Schüler da abholen, wo sie sind</text:span></text:p>
      <text:p text:style-name="P61"><text:span text:style-name="T60">Wie viele Schüler tragen heutzutage ihr Lieblings</text:span><text:span text:style-name="T63">buch</text:span><text:span text:style-name="T60"> in der Tasche und lesen in jeder freien Minute darin? Sie </text:span><text:span text:style-name="T64">bilden</text:span><text:span text:style-name="T60"> wohl eher die Ausnahme. Und ein Smartphone? </text:span><text:span text:style-name="T65">Smartphones sind ein gesamtgesellschaftliches Phänomen, </text:span><text:span text:style-name="T63">Schüler, Lehrer, Eltern, fast alle haben sie griffbereit</text:span><text:span text:style-name="T65">. </text:span><text:span text:style-name="T63">Dort </text:span><text:span text:style-name="T65">sind </text:span><text:span text:style-name="T64">heutige</text:span><text:span text:style-name="T65"> Schüler </text:span><text:span text:style-name="T62">mit ihrem Bewusstsein</text:span><text:span text:style-name="T65">. Dort kann man sie treffen. </text:span></text:p>
      <text:p text:style-name="P58"/>
      <text:p text:style-name="P62"><text:span text:style-name="T60">Man kann sie </text:span><text:span text:style-name="T63">natürlich </text:span><text:span text:style-name="T60">auch zwischenmenschlich, in statuslosen Begegnungen treffen, wenn man ihnen nicht </text:span><text:span text:style-name="T66">in </text:span><text:span text:style-name="T63">einer </text:span><text:span text:style-name="T66">Rolle </text:span><text:span text:style-name="T63">begegnet,</text:span><text:span text:style-name="T66"> als </text:span><text:span text:style-name="T60">Lehrer, Rektor, Vater oder Mutter, sonder</text:span><text:span text:style-name="T66">n </text:span><text:span text:style-name="T63">direkt </text:span><text:span text:style-name="T66">von Mensch zu Mensch</text:span><text:span text:style-name="T60">. </text:span><text:span text:style-name="T63">Sie werden das nie ablehnen. Smartphones können nichts von solchen Begegnungen ersetzen, </text:span><text:soft-page-break/><text:span text:style-name="T63">aber sie sind in gleicher Weise statuslos. </text:span><text:span text:style-name="T60">Deswegen ist Programmieren so interessant, weil man dort mit Neugier, Fantasie, Praktikabilität und Geistesgegenwart, </text:span><text:span text:style-name="T64">eine Welt entdecken und </text:span><text:span text:style-name="T60">tiefer in eine Materie eindringen kann, die einen ständig fordert, auch mal überfordert, ständig </text:span><text:span text:style-name="T62">exakte </text:span><text:span text:style-name="T60">Rückmeldungen über die eigene Arbeit gibt </text:span><text:span text:style-name="T62">(funktioniert, funktioniert nicht).</text:span><text:span text:style-name="T60"> </text:span><text:span text:style-name="T67">A</text:span><text:span text:style-name="T60">ber nie</text:span><text:span text:style-name="T62">mals, </text:span><text:span text:style-name="T67">was man programmiert,</text:span><text:span text:style-name="T60"> bewertet. Für </text:span><text:span text:style-name="T67">den Computer </text:span><text:span text:style-name="T60">ist alles in Ordnung, was man mit </text:span><text:span text:style-name="T67">ihm</text:span><text:span text:style-name="T60"> macht. Und das beruhigt, </text:span><text:span text:style-name="T68">das nimmt Angst</text:span><text:span text:style-name="T60">.</text:span></text:p>
      <text:p text:style-name="P62"><text:span text:style-name="T62"/></text:p>
      <text:p text:style-name="P53"><text:span text:style-name="T58">Die Aufgabe der Zukunft besteht darin, digitale Technik nicht als einen Ersatz für menschliche Kommunikation zu sehen. Vielmehr gilt es zu entdecken, wie gerade der Einsatz digitaler Medien uns allen die Chance bietet, die Qualität unser Beziehungen, auch Lernbeziehungen zu bereichern und zukunftsweisend weiter zu entwickeln. </text:span><text:span text:style-name="T72">Motivation und Lerndynamik können so ins Unerwartete wachsen. So wie Lerninhalte die Grenzen der Medien überspringen „lernen“, kann sich auch unser Denken und Handeln aus überlieferten Konventionen befreien und neue, produktive Formen des Miteinander entwickeln. </text:span></text:p>
      <text:p text:style-name="P29"><text:span text:style-name="T40">6</text:span><text:span text:style-name="T36">&gt;</text:span><text:span text:style-name="T47">Der Prototyp</text:span></text:p>
      <text:p text:style-name="P14">Der Prototyp dient dazu, die technische Machbarkeit zu prüfen und eine Vorschau zu geben, wie die Werkstatt aussehen wird. Er ist zum einen <text:span text:style-name="T15">eine Webseite (c2064.org/werkstatt)</text:span>, die anhand der Unterrichtsmaterialien "10 Sprachexperten" zeigen soll, dass </text:p>
      <text:list xml:id="list5731341868497615022" text:style-name="L8">
        <text:list-item>
          <text:p text:style-name="P39"><text:span text:style-name="T7">die automatische Produktion von Content über verschiedene Medien hinweg funktioniert (aktuell: HTML, PDF, epub3, mobi), </text:span><text:span text:style-name="T9">und </text:span><text:span text:style-name="T7">dass </text:span><text:span text:style-name="T9">so </text:span><text:span text:style-name="T7">die Inhalte in einer geeigneten Weise angeboten werden können</text:span></text:p>
        </text:list-item>
        <text:list-item>
          <text:p text:style-name="P41">dass die Bootstrap-Technologie geeignet ist, um übersichtliche Werkstatt-Webseiten zu erstellen.</text:p>
        </text:list-item>
      </text:list>
      <text:p text:style-name="P12">Zum anderen ist der Prototyp eine Vorversion des<text:span text:style-name="T15"> Computer-Spielplatzes</text:span>, auf dem man Spiele entwickeln und verändern kann (<text:span text:style-name="T15">c2064.org/spielplatz</text:span>). Dort lassen sich</text:p>
      <text:list xml:id="list7145846838131496841" text:style-name="L9">
        <text:list-item>
          <text:p text:style-name="P42">neue Spiele erstellen und bestehende verändern</text:p>
        </text:list-item>
        <text:list-item>
          <text:p text:style-name="P42">Fotos und Bilder importieren und anpassen</text:p>
        </text:list-item>
      </text:list>
      <text:p text:style-name="P19">Beides sind Eigenentwicklungen.</text:p>
      <text:p text:style-name="P12"/>
      <text:p text:style-name="P10">Dem Webseiten-Prototyp fehlen derzeit <text:span text:style-name="T51">das </text:span>automatisierte Hinzufügen von neuen Inhalten und neuen Inhaltstypen über HUGO (HUGO ist noch nicht im Ein­satz), <text:span text:style-name="T51">die </text:span>direkte Verbindung der Asciidoc-Daten mit den Spielen (konzeptionell gelöst), <text:span text:style-name="T51">das </text:span>Hinzufügen von Sounds zu Computerspielplatz-Spielen (aktuell nur händisch möglich) <text:span text:style-name="T51">und </text:span>eine grafische Oberfläche für die Dokumenten<text:span text:style-name="T51">­</text:span>verwal<text:span text:style-name="T51">­</text:span>tung (derzeit Kommandozeile).</text:p>
      <text:p text:style-name="P12"/>
      <text:p text:style-name="P25"/>
      <text:p text:style-name="P30"><text:span text:style-name="T40">7</text:span><text:span text:style-name="T36">&gt;</text:span><text:span text:style-name="T47">Technisches Konzept</text:span></text:p>
      <text:p text:style-name="P12">Die ma'Lernen Werkstatt baut auf frei verwendbarer OpenSource-Software auf.</text:p>
      <text:p text:style-name="P15"><text:span text:style-name="T41">&gt;&gt; </text:span><text:span text:style-name="T15">Bootstrap</text:span></text:p>
      <text:p text:style-name="P10">Das Basis-<text:span text:style-name="T52">Framework</text:span> für Werkstatt-Webseiten ist Bootstrap. Ursprünglich von Twitter entwickelt ermöglicht Bootstrap ein mobile first, responsive Design Ent­wicklung von Webseiten. Das heißt eine Internet-Anwendung funktioniert glei­chermaßen auf Smartphone, Tablets und Internet-Browsern mit kleinen und großen Bildschirmen. Eine Bootstrap-Anwendung kann, anders als andere ver­breitete Systeme wie Wordpress, Joomla und Drupal, sehr leicht auch von grö­ßeren Teams bearbeitet werden, <text:span text:style-name="T54">weitergegeben</text:span> und in der Internet-Gemeinschaft weiterentwickelt werden.</text:p>
      <text:p text:style-name="P12"/>
      <text:p text:style-name="P15"><text:span text:style-name="T41">&gt;&gt; </text:span><text:span text:style-name="T15">Asciidoc / AsciiDoctor</text:span></text:p>
      <text:p text:style-name="P10"><text:span text:style-name="T15">AsciiDoc</text:span> ist ein beliebtes Format für die Erstellung von Texten. Anders als bei den Textformaten, die Word oder Writer verwenden, lassen sich Formatierungen und andere Textveredelungen direkt <text:span text:style-name="T54">als </text:span>Text <text:span text:style-name="T54">kennzeichnen</text:span>. <text:span text:style-name="T54">Das gesamte Dokument bleibt damit „Nur Text“. </text:span>D<text:span text:style-name="T54">ies</text:span> ermöglicht zum einen eine einfachere Zusammenarbeit in kleineren und größeren Gruppen, zum anderen, in der Kombination mit dem Programm Ascii<text:span text:style-name="T54">D</text:span>octor, ein genaues und einfaches Übersetzen in gängige Internet-Formate, wie PDF, HTML, epub3, mobi und eine große Anzahl anderer Formate.</text:p>
      <text:p text:style-name="P26"/>
      <text:p text:style-name="P15"><text:soft-page-break/><text:span text:style-name="T41">&gt;&gt; </text:span><text:span text:style-name="T15">make</text:span></text:p>
      <text:p text:style-name="P10">Mit <text:span text:style-name="T15">make</text:span> lässt sich die Übersetzung von Asciidoc-Dateien automatisieren. Ge­änderte Inhalte werden erkannt und alles webseitenfertig aufbereitet. Inhalte müssen dabei nach der Produktion nicht einmal auf den Webserver hochgela­den werden, weil make und Asciidoctor auf dem Webserver selbst laufen können.</text:p>
      <text:p text:style-name="P15"><text:span text:style-name="T41">&gt;&gt; </text:span><text:span text:style-name="T15">HUGO Static </text:span><text:span text:style-name="T21">S</text:span><text:span text:style-name="T15">ite </text:span><text:span text:style-name="T21">G</text:span><text:span text:style-name="T15">enerator</text:span></text:p>
      <text:p text:style-name="P10">Um komplexe, dynamische Strukturen von Websites verwalten zu können, braucht man ein Content-Management-System. HUGO ist ein statischer Websei­ten-Generator. Wenn sich (z.B. durch make) Inhalte oder Struktur der Website geändert haben, generiert HUGO eine komplette neue Website, in wenigen Se­kunden, <text:span text:style-name="T54">direkt auf dem Webserver.</text:span> Der Webserver kann danach auf jede Anfrage direkt eine fertige Webseite liefern, anstatt sie erst aus Datenbank-Informationen, Templates und Themes zusammenzustellen. Das spart viel Zeit und schützt besser vor Angriffen aus dem Internet.</text:p>
      <text:p text:style-name="P10"/>
      <text:p text:style-name="P15"><text:span text:style-name="T41">&gt;&gt; </text:span><text:span text:style-name="T47">Khan Academy Live-Editor</text:span></text:p>
      <text:p text:style-name="P10">Bei der Khan-Academy lernen Millionen von (vorwiegend amerikanischen) Schü­lerInnen zu allen möglichen Themen. Zumeist über kleine Videos, wobei sie die Lerngeschwindigkeit selbstständig bestimmen können. Für <text:span text:style-name="T54">den Bereich</text:span> Pro­grammieren haben <text:span text:style-name="T54">Star-Entwickler </text:span>aus dem OpenSource-Bereich, z.B. John Resig (jQuery), einen Live-Editor geschaffen, mit dem man kleine Javascript/Proces­sing und HTML/CSS-Programme schreiben kann, die wäh­rend des Schreibens schon ausgeführt werden. Dadurch ist das Lernen der <text:soft-page-break/>Programmiersprachen viel einfacher und unmittelbarer. Der Computer-Spielplatz nutzt den Live-Editor und ergänzt ihn um eigene Funktionen.</text:p>
      <text:p text:style-name="P12"/>
      <text:p text:style-name="P12"/>
      <text:p text:style-name="P16"><text:span text:style-name="T40">A</text:span><text:span text:style-name="T36">&gt; </text:span><text:span text:style-name="T47">Kon</text:span><text:span text:style-name="T48">takt</text:span></text:p>
      <text:p text:style-name="P20">Konzept &amp; Technik: </text:p>
      <text:p text:style-name="P16">Michael Schmidt</text:p>
      <text:p text:style-name="P27">michael@c2064.org<text:line-break/>0163-7951207 (auch Signal-Messenger)</text:p>
      <text:p text:style-name="P20">Didaktik &amp; Integration: </text:p>
      <text:p text:style-name="P2"><text:span text:style-name="T53">A</text:span>nne Peters, <text:span text:style-name="T53">Yaylas Wiese</text:span></text:p>
      <text:p text:style-name="P2">annepeters@yaylaswiese.d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die Flower" svg:font-family="'Indie Flower'" style:font-pitch="variable"/>
    <style:font-face style:name="Raleway" svg:font-family="Raleway"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17</text:page-number> -</text:p>
      </style:footer>
    </style:master-page>
    <style:master-page style:name="Converted2"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4T11:05:30.896319523</meta:creation-date>
    <dc:date>2016-11-07T14:19:42.527797769</dc:date>
    <meta:editing-duration>PT13H49M18S</meta:editing-duration>
    <meta:editing-cycles>21</meta:editing-cycles>
    <meta:generator>LibreOffice/5.1.4.2$Linux_X86_64 LibreOffice_project/10m0$Build-2</meta:generator>
    <meta:document-statistic meta:table-count="0" meta:image-count="0" meta:object-count="0" meta:page-count="17" meta:paragraph-count="118" meta:word-count="2825" meta:character-count="20271" meta:non-whitespace-character-count="17588"/>
  </office:meta>
</office:document-meta>
</file>